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17cm" fo:min-width="1.99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21cm" svg:height="3.422cm" svg:x="4.27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21cm" svg:height="3.422cm" svg:x="11.179cm" svg:y="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521cm" svg:height="3.422cm" svg:x="18.879cm" svg:y="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21cm" svg:height="3.422cm" svg:x="11.17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6.04cm" svg:y1="8.2cm" svg:x2="11.694cm" svg:y2="5.001cm" draw:start-shape="id1" draw:start-glue-point="4" draw:end-shape="id2" draw:end-glue-point="5" svg:d="M6040 8200c0-6301 5654-4702 5654-3199" svg:viewBox="0 0 5655 4559">
          <text:p/>
        </draw:connector>
        <draw:connector draw:style-name="gr2" draw:text-style-name="P1" draw:layer="layout" draw:type="curve" svg:x1="4.279cm" svg:y1="9.911cm" svg:x2="4.794cm" svg:y2="8.701cm" draw:start-shape="id1" draw:start-glue-point="6" draw:end-shape="id1" draw:end-glue-point="5" svg:d="M4279 9911c-753 0-628-1107-311-1785s826-928 826 575" svg:viewBox="0 0 1076 2321">
          <text:p/>
        </draw:connector>
        <draw:connector draw:style-name="gr2" draw:text-style-name="P1" draw:layer="layout" draw:type="curve" svg:x1="14.185cm" svg:y1="5.001cm" svg:x2="20.64cm" svg:y2="6.778cm" draw:start-shape="id2" draw:start-glue-point="11" draw:end-shape="id3" draw:end-glue-point="4" svg:d="M14185 5001c0-1503 6455-2391 6455 1777" svg:viewBox="0 0 6456 3029">
          <text:p/>
        </draw:connector>
        <draw:connector draw:style-name="gr2" draw:text-style-name="P1" draw:layer="layout" draw:type="curve" svg:x1="21.885cm" svg:y1="7.279cm" svg:x2="22.4cm" svg:y2="8.489cm" draw:start-shape="id3" draw:start-glue-point="11" draw:end-shape="id3" draw:end-glue-point="10" svg:d="M21885 7279c0-1503 508-1253 825-575s441 1785-310 1785" svg:viewBox="0 0 1074 2321">
          <text:p/>
        </draw:connector>
        <draw:connector draw:style-name="gr2" draw:text-style-name="P1" draw:layer="layout" draw:type="curve" svg:x1="20.64cm" svg:y1="10.2cm" svg:x2="14.7cm" svg:y2="13.411cm" draw:start-shape="id3" draw:start-glue-point="8" draw:end-shape="id4" draw:end-glue-point="10" svg:d="M20640 10200c0 2141-1980 3211-5940 3211" svg:viewBox="0 0 5941 3212">
          <text:p/>
        </draw:connector>
        <draw:connector draw:style-name="gr2" draw:text-style-name="P1" draw:layer="layout" draw:type="curve" svg:x1="11.179cm" svg:y1="13.411cm" svg:x2="7.285cm" svg:y2="11.121cm" draw:start-shape="id4" draw:start-glue-point="6" draw:end-shape="id1" draw:end-glue-point="9" svg:d="M11179 13411c-2596 0-3894-763-3894-2290" svg:viewBox="0 0 3895 2291">
          <text:p/>
        </draw:connector>
        <draw:frame draw:style-name="gr3" draw:text-style-name="P2" draw:layer="layout" svg:width="3.503cm" svg:height="0.962cm" svg:x="7.497cm" svg:y="4.1cm">
          <draw:text-box>
            <text:p>EWCar.TS</text:p>
          </draw:text-box>
        </draw:frame>
        <draw:frame draw:style-name="gr4" draw:text-style-name="P2" draw:layer="layout" svg:width="4.5cm" svg:height="2.384cm" svg:x="16.2cm" svg:y="1.216cm">
          <draw:text-box>
            <text:p>Unconditional after 1 clock cycle</text:p>
          </draw:text-box>
        </draw:frame>
        <draw:frame draw:style-name="gr3" draw:text-style-name="P2" draw:layer="layout" svg:width="3.36cm" svg:height="0.962cm" svg:x="15.4cm" svg:y="11.8cm">
          <draw:text-box>
            <text:p>NSCar.TS</text:p>
          </draw:text-box>
        </draw:frame>
        <draw:frame draw:style-name="gr5" draw:text-style-name="P2" draw:layer="layout" svg:width="4.353cm" svg:height="2.384cm" svg:x="6.7cm" svg:y="13.216cm">
          <draw:text-box>
            <text:p>Unconditional after 1 clock cycle</text:p>
          </draw:text-box>
        </draw:frame>
        <draw:frame draw:style-name="gr3" draw:text-style-name="P2" draw:layer="layout" svg:width="4.477cm" svg:height="0.962cm" svg:x="1.3cm" svg:y="6.438cm">
          <draw:text-box>
            <text:p>~EWCar+~TS</text:p>
          </draw:text-box>
        </draw:frame>
        <draw:frame draw:style-name="gr3" draw:text-style-name="P2" draw:layer="layout" svg:width="4.333cm" svg:height="0.962cm" svg:x="21.2cm" svg:y="5.138cm">
          <draw:text-box>
            <text:p>~NSCar+~TS</text:p>
          </draw:text-box>
        </draw:frame>
        <draw:frame draw:style-name="gr3" draw:text-style-name="P2" draw:layer="layout" svg:width="3.144cm" svg:height="0.962cm" svg:x="4.356cm" svg:y="9.2cm">
          <draw:text-box>
            <text:p>NSGreen</text:p>
          </draw:text-box>
        </draw:frame>
        <draw:frame draw:style-name="gr3" draw:text-style-name="P2" draw:layer="layout" svg:width="3.186cm" svg:height="0.962cm" svg:x="11.3cm" svg:y="5.338cm">
          <draw:text-box>
            <text:p>NSYellow</text:p>
          </draw:text-box>
        </draw:frame>
        <draw:frame draw:style-name="gr3" draw:text-style-name="P2" draw:layer="layout" svg:width="3.288cm" svg:height="0.962cm" svg:x="19.112cm" svg:y="7.9cm">
          <draw:text-box>
            <text:p>EWGreen</text:p>
          </draw:text-box>
        </draw:frame>
        <draw:frame draw:style-name="gr3" draw:text-style-name="P2" draw:layer="layout" svg:width="3.33cm" svg:height="0.962cm" svg:x="11.4cm" svg:y="12.7cm">
          <draw:text-box>
            <text:p>EWYellow</text:p>
          </draw:text-box>
        </draw:frame>
        <draw:frame draw:style-name="gr3" draw:text-style-name="P2" draw:layer="layout" svg:width="1.205cm" svg:height="0.962cm" svg:x="8.1cm" svg:y="9.338cm">
          <draw:text-box>
            <text:p>00</text:p>
          </draw:text-box>
        </draw:frame>
        <draw:frame draw:style-name="gr3" draw:text-style-name="P2" draw:layer="layout" svg:width="1.205cm" svg:height="0.962cm" svg:x="12.3cm" svg:y="8.038cm">
          <draw:text-box>
            <text:p>01</text:p>
          </draw:text-box>
        </draw:frame>
        <draw:frame draw:style-name="gr3" draw:text-style-name="P2" draw:layer="layout" svg:width="1.158cm" svg:height="0.962cm" svg:x="17.5cm" svg:y="8.1cm">
          <draw:text-box>
            <text:p>11</text:p>
          </draw:text-box>
        </draw:frame>
        <draw:frame draw:style-name="gr3" draw:text-style-name="P2" draw:layer="layout" svg:width="1.205cm" svg:height="0.962cm" svg:x="12.395cm" svg:y="10.6cm">
          <draw:text-box>
            <text:p>10</text:p>
          </draw:text-box>
        </draw:frame>
        <draw:frame draw:style-name="gr3" draw:text-style-name="P4" draw:layer="layout" svg:width="11.081cm" svg:height="0.962cm" svg:x="8.8cm" svg:y="17.938cm">
          <draw:text-box>
            <text:p text:style-name="P3">State Diagram for Traffic 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hruv </meta:initial-creator>
    <meta:creation-date>2019-09-06T08:29:16.478731271</meta:creation-date>
    <dc:date>2019-09-06T08:42:34.341578139</dc:date>
    <dc:creator>Dhruv </dc:creator>
    <meta:editing-duration>PT2M56S</meta:editing-duration>
    <meta:editing-cycles>2</meta:editing-cycles>
    <meta:generator>LibreOffice/6.0.7.3$Linux_X86_64 LibreOffice_project/00m0$Build-3</meta:generator>
    <meta:document-statistic meta:object-count="25"/>
  </office:meta>
</office:document-meta>
</file>